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88888" officeooo:paragraph-rsid="0018888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88888" officeooo:paragraph-rsid="00188888" style:font-weight-asian="normal" style:font-weight-complex="normal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line-height="150%" fo:text-indent="-0.635cm" style:auto-text-indent="false"/>
      <style:text-properties officeooo:paragraph-rsid="00188888"/>
    </style:style>
    <style:style style:name="T1" style:family="text">
      <style:text-properties fo:font-size="12pt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3 Assignment</text:p>
      <text:p text:style-name="P1"/>
      <text:p text:style-name="P1"/>
      <text:p text:style-name="P1"/>
      <text:p text:style-name="P2"><text:span text:style-name="T1">1.List the city, state, and zip codes in the customer table. <text:s/>Your result should not have duplicates. (Hint: The DISTINCT keyword eliminates duplicates.)</text:span></text:p>
      <text:p text:style-name="P2"><text:span text:style-name="T1"/></text:p>
      <text:p text:style-name="P2"><text:span text:style-name="T1"/></text:p>
      <text:p text:style-name="P2"><text:span text:style-name="T1">mysql&gt; select distinct <text:s/>city,state, zip from customer;</text:span></text:p>
      <text:p text:style-name="P2"><text:span text:style-name="T1"/></text:p>
      <text:p text:style-name="P2"><text:span text:style-name="T1"/></text:p>
      <text:p text:style-name="P2"><text:span text:style-name="T1">2.List the name, department, phone number, and email address of employees with a phone number beginning with “3-”.</text:span></text:p>
      <text:p text:style-name="P2"><text:span text:style-name="T1"/></text:p>
      <text:p text:style-name="P2"><text:span text:style-name="T1">mysql&gt; select empname,phone,department,email from employee where phone like '3-%';</text:span></text:p>
      <text:p text:style-name="P2"><text:span text:style-name="T1"/></text:p>
      <text:p text:style-name="P3"><text:span text:style-name="T1">3.List all columns of the resource table with a rate between $10 and $20. Sort the result by rate.</text:span></text:p>
      <text:p text:style-name="P3"><text:span text:style-name="T1">mysql&gt; select * from resourcetbl where rate between 10.00 and 20.00 order by rate;</text:span></text:p>
      <text:p text:style-name="P3"><text:span text:style-name="T1"/></text:p>
      <text:p text:style-name="P3"><text:span text:style-name="T1">4.List the event requests with a status of “Approved” or “Denied” and an authorized date in July 2018. Include the event number, authorization date, and status in the output. (Hint: see the examples in Module 4 for date constants in Oracle and MySQL.)</text:span></text:p>
      <text:p text:style-name="P3"><text:span text:style-name="T1">mysql&gt; select dateheld,dateauth,status from eventrequest where status!='Pending' and dateauth between <text:s/>'2018-07-01' and '2018-07-31';</text:span></text:p>
      <text:p text:style-name="P3"><text:span text:style-name="T1"/></text:p>
      <text:p text:style-name="P3"><text:span text:style-name="T1">5.List the location number and name of locations that are part of the “Basketball arena”. <text:s/>Your WHERE clause should not have a condition involving the facility number compared to a constant (“F101”). Instead, you should use a condition on the FacName column for the value of “Basketball arena”.</text:span></text:p>
      <text:p text:style-name="P3"><text:span text:style-name="T1"><text:s text:c="2"/>select locno,locname from location,facility where facname='Basketball arena' and location.facno=facility.facno;</text:span></text:p>
      <text:p text:style-name="P3"><text:span text:style-name="T1"/></text:p>
      <text:p text:style-name="P2"><text:span text:style-name="T1">6.For each event plan, list the plan number, count of the event plan lines, and sum of the number of resources assigned. <text:s/>For example, plan number “P100” has 4 lines and 7 resources assigned. <text:s/>You only need to consider event plans that have at least one line.</text:span></text:p>
      <text:p text:style-name="P2"><text:span text:style-name="T1"/></text:p>
      <text:p text:style-name="P2"><text:span text:style-name="T1">mysql&gt; select planno,count(*),sum(numberfld) from eventplanline group by planno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month/>
      <number:text>/</number:text>
      <number:day/>
      <number:text>/</number:text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2:15:36.989615260</meta:creation-date>
    <dc:date>2021-11-26T12:38:23.310478361</dc:date>
    <meta:editing-duration>PT12M3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260" meta:character-count="1729" meta:non-whitespace-character-count="1474"/>
  </office:meta>
</office:document-meta>
</file>